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0-08" calcext:value-type="date">
            <text:p>08/10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1-03" calcext:value-type="date">
            <text:p>03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Mens. 1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2-02" calcext:value-type="date">
            <text:p>02/1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Mens. 1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7]-[.F7]" office:value-type="float" office:value="250" calcext:value-type="float">
            <text:p>25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7])" office:value-type="float" office:value="250" calcext:value-type="float">
            <text:p>25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17:54.3850736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17:54.386950554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05">00/00/0000</text:date><text:s/>- <text:time style:data-style-name="N2" text:time-value="16:17:54.388740718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1-05T16:18:09.830541340</dc:date>
    <meta:print-date>2020-10-05T15:55:44.962000000</meta:print-date>
    <dc:language>pt-PT</dc:language>
    <meta:editing-cycles>675</meta:editing-cycles>
    <meta:editing-duration>PT9H25M35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